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</text:p>
      <text:p text:style-name="Standard"/>
      <text:h text:style-name="Heading_20_3" text:outline-level="3">Die GUID ist ein 128bit unsigned integer Wert. </text:h>
      <text:p text:style-name="Standard">In .net kann man den als BigInteger abspeichern (ab Version 4.0)</text:p>
      <text:p text:style-name="Standard"><text:a xlink:type="simple" xlink:href="http://msdn.microsoft.com/en-us/library/system.numerics.biginteger.aspx">http://msdn.microsoft.com/en-us/library/system.numerics.biginteger.aspx</text:a></text:p>
      <text:p text:style-name="Standard"/>
      <text:p text:style-name="Standard">Im SQL Server gibt es den Datentypen uniqueidentifier. </text:p>
      <text:p text:style-name="Standard"><text:a xlink:type="simple" xlink:href="http://msdn.microsoft.com/de-de/library/ms190215%28v=sql.105%29.aspx">http://msdn.microsoft.com/de-de/library/ms190215%28v=sql.105%29.aspx</text:a></text:p>
      <text:p text:style-name="Standard"/>
      <text:p text:style-name="Standard">In ADO.NET ist der Datentyp UniqueIdentifier</text:p>
      <text:p text:style-name="Standard"><text:a xlink:type="simple" xlink:href="http://msdn.microsoft.com/en-us/library/system.data.sqldbtype.aspx">http://msdn.microsoft.com/en-us/library/system.data.sqldbtype.aspx</text:a></text:p>
      <text:p text:style-name="Standard"><text:line-break/><text:line-break/>In der Mongo-DB speichert man den Wert am besten als BinData</text:p>
      <text:p text:style-name="Preformatted_20_Text">&gt; help misc</text:p>
      <text:p text:style-name="Preformatted_20_Text"><text:s text:c="8"/>b = new BinData(subtype,base64str) <text:s/>create a BSON BinData value</text:p>
      <text:p text:style-name="Preformatted_20_Text"><text:s text:c="8"/>b.subtype() <text:s text:c="24"/>the BinData subtype (0..255)</text:p>
      <text:p text:style-name="Preformatted_20_Text"><text:s text:c="8"/>b.length() <text:s text:c="25"/>length of the BinData data in bytes</text:p>
      <text:p text:style-name="Preformatted_20_Text"><text:s text:c="8"/>b.hex() <text:s text:c="28"/>the data as a hex encoded string</text:p>
      <text:p text:style-name="Preformatted_20_Text"><text:s text:c="8"/>b.base64() <text:s text:c="25"/>the data as a base 64 encoded string</text:p>
      <text:p text:style-name="P4"><text:s text:c="8"/>b.toString()<text:line-break/><text:a xlink:type="simple" xlink:href="http://www.mongodb.org/display/DOCS/Optimizing+Object+IDs#OptimizingObjectIDs-StoreBinaryGUIDsasBinData%2Cratherthanashexencodedstrings">http://www.mongodb.org/display/DOCS/Optimizing+Object+IDs#OptimizingObjectIDs-StoreBinaryGUIDsasBinData%2Cratherthanashexencodedstrings</text:a></text:p>
      <text:h text:style-name="Heading_20_3" text:outline-level="3">Nutzung von Globalen PLZ Positionsdaten</text:h>
      <text:p text:style-name="Standard">Um Postleitzahlen und Städtenamen einer geographischen Position zuzuordnen nutzt nejoba die freie Datenbank <text:a xlink:type="simple" xlink:href="http://www.geonames.org/">http://www.geonames.org/</text:a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30T19:00:48.25</meta:creation-date>
    <dc:date>2012-10-06T08:04:14.36</dc:date>
    <meta:editing-duration>PT133H03M2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9" meta:word-count="111" meta:character-count="1201"/>
  </office:meta>
</office:document-meta>
</file>